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939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7.8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3.40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Arial1"/>
    </style:style>
    <style:style style:name="T2" style:family="text">
      <style:text-properties style:text-position="super 58%" style:font-name="Arial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Orbit</text:p>
          </table:table-cell>
          <table:table-cell table:style-name="ce1" office:value-type="string">
            <text:p>Starting point in Birkhoff coordinates</text:p>
          </table:table-cell>
          <table:table-cell table:style-name="ce1" office:value-type="string">
            <text:p>Analytical result</text:p>
          </table:table-cell>
          <table:table-cell table:style-name="ce1" office:value-type="string">
            <text:p>Average length per bounce</text:p>
          </table:table-cell>
          <table:table-cell table:style-name="ce2" office:value-type="string">
            <text:p>Gaspard result</text:p>
          </table:table-cell>
          <table:table-cell table:style-name="ce1" office:value-type="string">
            <text:p>Analytical result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123-1</text:p>
          </table:table-cell>
          <table:table-cell office:value-type="string">
            <text:p>[(-0.5000000000001931, -0.49999999999999994), (0.5235987755982967, 0.523598775598299)]</text:p>
          </table:table-cell>
          <table:table-cell office:value-type="string">
            <text:p>[-1/2, pi/6]</text:p>
          </table:table-cell>
          <table:table-cell office:value-type="string">
            <text:p>(4.267949192331957,4.267949192504375)</text:p>
          </table:table-cell>
          <table:table-cell office:value-type="float" office:value="4.2679491924">
            <text:p>4.2679491924</text:p>
          </table:table-cell>
          <table:table-cell office:value-type="string">
            <text:p>6 – sqrt(3)</text:p>
          </table:table-cell>
          <table:table-cell table:number-columns-repeated="1018"/>
        </table:table-row>
        <table:table-row table:style-name="ro2">
          <table:table-cell office:value-type="string">
            <text:p>1213-1</text:p>
          </table:table-cell>
          <table:table-cell office:value-type="string">
            <text:p>[(-0.5815909322057394, -0.5815909321268368), (0.5235987755570859, 0.5235987756395176)]</text:p>
          </table:table-cell>
          <table:table-cell office:value-type="string">
            <text:p>unknown</text:p>
          </table:table-cell>
          <table:table-cell office:value-type="string">
            <text:p>(4.158264742551725, 4.158264742586391)</text:p>
          </table:table-cell>
          <table:table-cell office:value-type="float" office:value="4.1582647426">
            <text:p>4.1582647426</text:p>
          </table:table-cell>
          <table:table-cell table:number-columns-repeated="1019"/>
        </table:table-row>
        <table:table-row table:style-name="ro3">
          <table:table-cell office:value-type="string">
            <text:p>123-1 isos</text:p>
          </table:table-cell>
          <table:table-cell office:value-type="string">
            <text:p>[(-0.05970008816321902,-0.059700088163219), (0.059735608013714435,0.059735608013714456)]</text:p>
          </table:table-cell>
          <table:table-cell office:value-type="string">
            <text:p>[-sin(<text:span text:style-name="T1">θ), θ], θ by 4</text:span><text:span text:style-name="T2">th</text:span><text:span text:style-name="T1"> degree polyn.</text:span></text:p>
          </table:table-cell>
          <table:table-cell office:value-type="string">
            <text:p>(2.67862589435073, 2.6786258943510277)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1:46:15</meta:creation-date>
    <dc:date>2016-03-15T23:06:00</dc:date>
    <meta:editing-duration>PT1H19M5S</meta:editing-duration>
    <meta:editing-cycles>18</meta:editing-cycles>
    <meta:generator>LibreOffice/4.0.6.2$Linux_x86 LibreOffice_project/400m0$Build-2</meta:generator>
    <meta:document-statistic meta:table-count="1" meta:cell-count="22" meta:object-count="0"/>
  </office:meta>
</office:document-meta>
</file>